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fo:border-bottom="0.06pt solid #000000" fo:background-color="#666666" fo:border-left="none" fo:border-right="none" fo:border-top="0.06pt solid #000000"/>
    </style:style>
    <style:style style:name="ce17" style:family="table-cell" style:parent-style-name="Default" style:data-style-name="N61">
      <style:table-cell-properties fo:border-bottom="0.06pt solid #000000" fo:background-color="#666666" fo:border-left="none" fo:border-right="none" fo:border-top="0.06pt solid #000000"/>
    </style:style>
    <style:style style:name="ce18" style:family="table-cell" style:parent-style-name="Default">
      <style:table-cell-properties fo:background-color="#666666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0"/>
        <table:table-column table:style-name="co4" table:number-columns-repeated="4" table:default-cell-style-name="ce13"/>
        <table:table-column table:style-name="co4" table:default-cell-style-name="ce16"/>
        <table:table-column table:style-name="co4" table:number-columns-repeated="6" table:default-cell-style-name="ce13"/>
        <table:table-column table:style-name="co4" table:default-cell-style-name="ce23"/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 office:value-type="float" office:value="1000000000" calcext:value-type="float">
            <text:p>1000000000</text:p>
          </table:table-cell>
          <table:table-cell/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4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 office:value-type="float" office:value="1.2" calcext:value-type="float">
            <text:p>1.2</text:p>
          </table:table-cell>
          <table:table-cell/>
          <table:table-cell table:number-columns-repeated="7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/>
          <table:table-cell table:number-columns-repeated="5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style-name="ce17"/>
          <table:table-cell table:number-columns-repeated="5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style-name="ce17"/>
          <table:table-cell table:number-columns-repeated="6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/>
          <table:table-cell table:number-columns-repeated="5" table:style-name="ce20" office:value-type="float" office:value="0.044" calcext:value-type="float">
            <text:p>0.044</text:p>
          </table:table-cell>
          <table:table-cell table:number-columns-repeated="2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style-name="ce17"/>
          <table:table-cell table:number-columns-repeated="5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style-name="ce17"/>
          <table:table-cell table:number-columns-repeated="6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 office:value-type="float" office:value="0.99" calcext:value-type="float">
            <text:p>0.99</text:p>
          </table:table-cell>
          <table:table-cell/>
          <table:table-cell table:number-columns-repeated="3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8"/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8"/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FigNum</text:p>
          </table:table-cell>
          <table:table-cell office:value-type="string" calcext:value-type="string">
            <text:p>F-1A</text:p>
          </table:table-cell>
          <table:table-cell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1B</text:p>
          </table:table-cell>
          <table:table-cell table:style-name="ce18"/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office:value-type="string" calcext:value-type="string">
            <text:p>SF-</text:p>
          </table:table-cell>
          <table:table-cell office:value-type="string" calcext:value-type="string">
            <text:p>SF-2</text:p>
          </table:table-cell>
          <table:table-cell office:value-type="string" calcext:value-type="string">
            <text:p>SF-3A</text:p>
          </table:table-cell>
          <table:table-cell office:value-type="string" calcext:value-type="string">
            <text:p>SF-3B</text:p>
          </table:table-cell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number-columns-repeated="4"/>
          <table:table-cell table:style-name="ce18"/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office:value-type="string" calcext:value-type="string">
            <text:p>LowAlpha</text:p>
          </table:table-cell>
          <table:table-cell office:value-type="string" calcext:value-type="string">
            <text:p>HighAlpha</text:p>
          </table:table-cell>
          <table:table-cell office:value-type="string" calcext:value-type="string">
            <text:p>UcVsSb</text:p>
          </table:table-cell>
          <table:table-cell office:value-type="string" calcext:value-type="string">
            <text:p>UcVsAlpha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11:26:53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10-19T23:30:59.934000000</dc:date>
    <meta:editing-duration>P14DT7H42M19S</meta:editing-duration>
    <meta:editing-cycles>21</meta:editing-cycles>
    <meta:document-statistic meta:table-count="2" meta:cell-count="435" meta:object-count="0"/>
  </office:meta>
</office:document-meta>
</file>